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4" table:default-cell-style-name="Default"/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96.5" calcext:value-type="float">
            <text:p>996,5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783.63558" calcext:value-type="float">
            <text:p>783,6355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84.25967" calcext:value-type="float">
            <text:p>984,25967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14.99971" calcext:value-type="float">
            <text:p>714,999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75.08877" calcext:value-type="float">
            <text:p>975,08877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679.99932" calcext:value-type="float">
            <text:p>679,999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AVERAGE([.C6:.G6])" office:value-type="float" office:value="0" calcext:value-type="float">
            <text:p>0</text:p>
          </table:table-cell>
          <table:table-cell table:formula="of:=[.C6]-[.D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.E6]-[.F6]" office:value-type="float" office:value="0" calcext:value-type="float">
            <text:p>0</text:p>
          </table:table-cell>
          <table:table-cell table:formula="of:=[.F6]-[.G6]" office:value-type="float" office:value="0" calcext:value-type="float">
            <text:p>0</text:p>
          </table:table-cell>
          <table:table-cell table:formula="of:=[.G6]-[.H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6" office:value-type="float" office:value="1000" calcext:value-type="float">
            <text:p>1000</text:p>
          </table:table-cell>
          <table:table-cell table:formula="of:=AVERAGE([.C7:.G7])" office:value-type="float" office:value="1000" calcext:value-type="float">
            <text:p>1000</text:p>
          </table:table-cell>
          <table:table-cell table:formula="of:=[.C7]-[.D7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.E7]-[.F7]" office:value-type="float" office:value="0" calcext:value-type="float">
            <text:p>0</text:p>
          </table:table-cell>
          <table:table-cell table:formula="of:=[.F7]-[.G7]" office:value-type="float" office:value="0" calcext:value-type="float">
            <text:p>0</text:p>
          </table:table-cell>
          <table:table-cell table:formula="of:=[.G7]-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AVERAGE([.C8:.G8])" office:value-type="float" office:value="0" calcext:value-type="float">
            <text:p>0</text:p>
          </table:table-cell>
          <table:table-cell table:formula="of:=[.C8]-[.D8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.E8]-[.F8]" office:value-type="float" office:value="0" calcext:value-type="float">
            <text:p>0</text:p>
          </table:table-cell>
          <table:table-cell table:formula="of:=[.F8]-[.G8]" office:value-type="float" office:value="0" calcext:value-type="float">
            <text:p>0</text:p>
          </table:table-cell>
          <table:table-cell table:formula="of:=[.G8]-[.H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96.5" calcext:value-type="float">
            <text:p>996,5</text:p>
          </table:table-cell>
          <table:table-cell office:value-type="float" office:value="984.25967" calcext:value-type="float">
            <text:p>984,25967</text:p>
          </table:table-cell>
          <table:table-cell office:value-type="float" office:value="975.08877" calcext:value-type="float">
            <text:p>975,08877</text:p>
          </table:table-cell>
          <table:table-cell office:value-type="float" office:value="952.8303" calcext:value-type="float">
            <text:p>952,8303</text:p>
          </table:table-cell>
          <table:table-cell office:value-type="float" office:value="954.8303" calcext:value-type="float">
            <text:p>954,8303</text:p>
          </table:table-cell>
          <table:table-cell office:value-type="float" office:value="875.15341" calcext:value-type="float">
            <text:p>875,15341</text:p>
          </table:table-cell>
          <table:table-cell table:formula="of:=AVERAGE([.C9:.G9])" office:value-type="float" office:value="972.701808" calcext:value-type="float">
            <text:p>972,701808</text:p>
          </table:table-cell>
          <table:table-cell table:formula="of:=[.C9]-[.D9]" office:value-type="float" office:value="12.24033" calcext:value-type="float">
            <text:p>12,24033</text:p>
          </table:table-cell>
          <table:table-cell table:formula="of:=[.D9]-[.E9]" office:value-type="float" office:value="9.17090000000007" calcext:value-type="float">
            <text:p>9,17090000000007</text:p>
          </table:table-cell>
          <table:table-cell table:formula="of:=[.E9]-[.F9]" office:value-type="float" office:value="22.25847" calcext:value-type="float">
            <text:p>22,25847</text:p>
          </table:table-cell>
          <table:table-cell table:formula="of:=[.F9]-[.G9]" office:value-type="float" office:value="-2" calcext:value-type="float">
            <text:p>-2</text:p>
          </table:table-cell>
          <table:table-cell table:formula="of:=[.G9]-[.H9]" office:value-type="float" office:value="79.67689" calcext:value-type="float">
            <text:p>79,67689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formula="of:=AVERAGE([.C10:.G10])" office:value-type="float" office:value="118.4" calcext:value-type="float">
            <text:p>118,4</text:p>
          </table:table-cell>
          <table:table-cell table:formula="of:=[.C10]-[.D10]" office:value-type="float" office:value="-4" calcext:value-type="float">
            <text:p>-4</text:p>
          </table:table-cell>
          <table:table-cell table:formula="of:=[.D10]-[.E10]" office:value-type="float" office:value="26" calcext:value-type="float">
            <text:p>26</text:p>
          </table:table-cell>
          <table:table-cell table:formula="of:=[.E10]-[.F10]" office:value-type="float" office:value="-6" calcext:value-type="float">
            <text:p>-6</text:p>
          </table:table-cell>
          <table:table-cell table:formula="of:=[.F10]-[.G10]" office:value-type="float" office:value="48" calcext:value-type="float">
            <text:p>48</text:p>
          </table:table-cell>
          <table:table-cell table:formula="of:=[.G10]-[.H10]"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783.63558" calcext:value-type="float">
            <text:p>783,63558</text:p>
          </table:table-cell>
          <table:table-cell office:value-type="float" office:value="714.99971" calcext:value-type="float">
            <text:p>714,99971</text:p>
          </table:table-cell>
          <table:table-cell office:value-type="float" office:value="679.99932" calcext:value-type="float">
            <text:p>679,99932</text:p>
          </table:table-cell>
          <table:table-cell office:value-type="float" office:value="627.14223" calcext:value-type="float">
            <text:p>627,14223</text:p>
          </table:table-cell>
          <table:table-cell office:value-type="float" office:value="617.33364" calcext:value-type="float">
            <text:p>617,33364</text:p>
          </table:table-cell>
          <table:table-cell office:value-type="float" office:value="489" calcext:value-type="float">
            <text:p>489</text:p>
          </table:table-cell>
          <table:table-cell table:formula="of:=AVERAGE([.C11:.G11])" office:value-type="float" office:value="684.622096" calcext:value-type="float">
            <text:p>684,622096</text:p>
          </table:table-cell>
          <table:table-cell table:formula="of:=[.C11]-[.D11]" office:value-type="float" office:value="68.63587" calcext:value-type="float">
            <text:p>68,63587</text:p>
          </table:table-cell>
          <table:table-cell table:formula="of:=[.D11]-[.E11]" office:value-type="float" office:value="35.00039" calcext:value-type="float">
            <text:p>35,00039</text:p>
          </table:table-cell>
          <table:table-cell table:formula="of:=[.E11]-[.F11]" office:value-type="float" office:value="52.85709" calcext:value-type="float">
            <text:p>52,85709</text:p>
          </table:table-cell>
          <table:table-cell table:formula="of:=[.F11]-[.G11]" office:value-type="float" office:value="9.8085900000001" calcext:value-type="float">
            <text:p>9,8085900000001</text:p>
          </table:table-cell>
          <table:table-cell table:formula="of:=[.G11]-[.H11]" office:value-type="float" office:value="128.33364" calcext:value-type="float">
            <text:p>128,3336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table:number-columns-repeated="6" office:value-type="float" office:value="1000" calcext:value-type="float">
            <text:p>1000</text:p>
          </table:table-cell>
          <table:table-cell table:formula="of:=AVERAGE([.C12:.G12])" office:value-type="float" office:value="1000" calcext:value-type="float">
            <text:p>1000</text:p>
          </table:table-cell>
          <table:table-cell table:formula="of:=[.C12]-[.D12]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 table:formula="of:=[.E12]-[.F12]" office:value-type="float" office:value="0" calcext:value-type="float">
            <text:p>0</text:p>
          </table:table-cell>
          <table:table-cell table:formula="of:=[.F12]-[.G12]" office:value-type="float" office:value="0" calcext:value-type="float">
            <text:p>0</text:p>
          </table:table-cell>
          <table:table-cell table:formula="of:=[.G12]-[.H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AVERAGE([.C13:.G13])" office:value-type="float" office:value="0" calcext:value-type="float">
            <text:p>0</text:p>
          </table:table-cell>
          <table:table-cell table:formula="of:=[.C13]-[.D13]" office:value-type="float" office:value="0" calcext:value-type="float">
            <text:p>0</text:p>
          </table:table-cell>
          <table:table-cell table:formula="of:=[.D13]-[.E13]" office:value-type="float" office:value="0" calcext:value-type="float">
            <text:p>0</text:p>
          </table:table-cell>
          <table:table-cell table:formula="of:=[.E13]-[.F13]" office:value-type="float" office:value="0" calcext:value-type="float">
            <text:p>0</text:p>
          </table:table-cell>
          <table:table-cell table:formula="of:=[.F13]-[.G13]" office:value-type="float" office:value="0" calcext:value-type="float">
            <text:p>0</text:p>
          </table:table-cell>
          <table:table-cell table:formula="of:=[.G13]-[.H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QRT(SUMSQ([.C12]-[.C10];[.C13]-[.C11]))" office:value-type="float" office:value="1164.95867834097" calcext:value-type="float">
            <text:p>1164,95867834097</text:p>
          </table:table-cell>
          <table:table-cell table:formula="of:=SQRT(SUMSQ([.D12]-[.D10];[.D13]-[.D11]))" office:value-type="float" office:value="1116.8655180012" calcext:value-type="float">
            <text:p>1116,8655180012</text:p>
          </table:table-cell>
          <table:table-cell table:formula="of:=SQRT(SUMSQ([.E12]-[.E10];[.E13]-[.E11]))" office:value-type="float" office:value="1115.28250914307" calcext:value-type="float">
            <text:p>1115,28250914307</text:p>
          </table:table-cell>
          <table:table-cell table:formula="of:=SQRT(SUMSQ([.F12]-[.F10];[.F13]-[.F11]))" office:value-type="float" office:value="1078.9770046898" calcext:value-type="float">
            <text:p>1078,9770046898</text:p>
          </table:table-cell>
          <table:table-cell table:formula="of:=SQRT(SUMSQ([.G12]-[.G10];[.G13]-[.G11]))" office:value-type="float" office:value="1112.91366380131" calcext:value-type="float">
            <text:p>1112,91366380131</text:p>
          </table:table-cell>
          <table:table-cell table:formula="of:=SQRT(SUMSQ([.H12]-[.H10];[.H13]-[.H11]))" office:value-type="float" office:value="1093.4372409974" calcext:value-type="float">
            <text:p>1093,4372409974</text:p>
          </table:table-cell>
          <table:table-cell table:formula="of:=AVERAGE([.C14:.G14])" office:value-type="float" office:value="1117.79947479527" calcext:value-type="float">
            <text:p>1117,79947479527</text:p>
          </table:table-cell>
          <table:table-cell table:formula="of:=[.C14]-[.D14]" office:value-type="float" office:value="48.0931603397707" calcext:value-type="float">
            <text:p>48,0931603397707</text:p>
          </table:table-cell>
          <table:table-cell table:formula="of:=[.D14]-[.E14]" office:value-type="float" office:value="1.58300885812764" calcext:value-type="float">
            <text:p>1,58300885812764</text:p>
          </table:table-cell>
          <table:table-cell table:formula="of:=[.E14]-[.F14]" office:value-type="float" office:value="36.30550445327" calcext:value-type="float">
            <text:p>36,30550445327</text:p>
          </table:table-cell>
          <table:table-cell table:formula="of:=[.F14]-[.G14]" office:value-type="float" office:value="-33.9366591115072" calcext:value-type="float">
            <text:p>-33,9366591115072</text:p>
          </table:table-cell>
          <table:table-cell table:formula="of:=[.G14]-[.H14]" office:value-type="float" office:value="19.4764228039103" calcext:value-type="float">
            <text:p>19,476422803910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ente</text:p>
          </table:table-cell>
          <table:table-cell table:formula="of:=[.C5]" office:value-type="float" office:value="1.1" calcext:value-type="float">
            <text:p>1,1</text:p>
          </table:table-cell>
          <table:table-cell table:formula="of:=[.D5]" office:value-type="float" office:value="1.2" calcext:value-type="float">
            <text:p>1,2</text:p>
          </table:table-cell>
          <table:table-cell table:formula="of:=[.E5]" office:value-type="float" office:value="1.3" calcext:value-type="float">
            <text:p>1,3</text:p>
          </table:table-cell>
          <table:table-cell table:formula="of:=[.F5]" office:value-type="float" office:value="1.4" calcext:value-type="float">
            <text:p>1,4</text:p>
          </table:table-cell>
          <table:table-cell table:formula="of:=[.G5]" office:value-type="float" office:value="1.5" calcext:value-type="float">
            <text:p>1,5</text:p>
          </table:table-cell>
          <table:table-cell table:formula="of:=[.H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1000/0.9" office:value-type="float" office:value="1111.11111111111" calcext:value-type="float">
            <text:p>1111,11111111111</text:p>
          </table:table-cell>
          <table:table-cell table:formula="of:=1000/0.9" office:value-type="float" office:value="1111.11111111111" calcext:value-type="float">
            <text:p>1111,11111111111</text:p>
          </table:table-cell>
          <table:table-cell table:formula="of:=1000/0.9" office:value-type="float" office:value="1111.11111111111" calcext:value-type="float">
            <text:p>1111,11111111111</text:p>
          </table:table-cell>
          <table:table-cell table:formula="of:=1000/0.9" office:value-type="float" office:value="1111.11111111111" calcext:value-type="float">
            <text:p>1111,11111111111</text:p>
          </table:table-cell>
          <table:table-cell table:formula="of:=1000/0.9" office:value-type="float" office:value="1111.11111111111" calcext:value-type="float">
            <text:p>1111,11111111111</text:p>
          </table:table-cell>
          <table:table-cell table:formula="of:=1000/0.9" office:value-type="float" office:value="1111.11111111111" calcext:value-type="float">
            <text:p>1111,111111111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20]" office:value-type="float" office:value="0" calcext:value-type="float">
            <text:p>0</text:p>
          </table:table-cell>
          <table:table-cell table:formula="of:=[.D20]" office:value-type="float" office:value="0" calcext:value-type="float">
            <text:p>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21]" office:value-type="float" office:value="1000" calcext:value-type="float">
            <text:p>1000</text:p>
          </table:table-cell>
          <table:table-cell table:formula="of:=[.D21]" office:value-type="float" office:value="1000" calcext:value-type="float">
            <text:p>1000</text:p>
          </table:table-cell>
          <table:table-cell table:formula="of:=[.E21]" office:value-type="float" office:value="1000" calcext:value-type="float">
            <text:p>1000</text:p>
          </table:table-cell>
          <table:table-cell table:formula="of:=[.F21]" office:value-type="float" office:value="1000" calcext:value-type="float">
            <text:p>1000</text:p>
          </table:table-cell>
          <table:table-cell table:formula="of:=[.G21]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22]" office:value-type="float" office:value="0" calcext:value-type="float">
            <text:p>0</text:p>
          </table:table-cell>
          <table:table-cell table:formula="of:=[.D22]" office:value-type="float" office:value="0" calcext:value-type="float">
            <text:p>0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1000-[.$B$23]*([.C5]*[.C5]-1)" office:value-type="float" office:value="991.18" calcext:value-type="float">
            <text:p>991,18</text:p>
          </table:table-cell>
          <table:table-cell table:formula="of:=1000-[.$B$23]*([.D5]*[.D5]-1)" office:value-type="float" office:value="981.52" calcext:value-type="float">
            <text:p>981,52</text:p>
          </table:table-cell>
          <table:table-cell table:formula="of:=1000-[.$B$23]*([.E5]*[.E5]-1)" office:value-type="float" office:value="971.02" calcext:value-type="float">
            <text:p>971,02</text:p>
          </table:table-cell>
          <table:table-cell table:formula="of:=1000-[.$B$23]*([.F5]*[.F5]-1)" office:value-type="float" office:value="959.68" calcext:value-type="float">
            <text:p>959,68</text:p>
          </table:table-cell>
          <table:table-cell table:formula="of:=1000-[.$B$23]*([.G5]*[.G5]-1)" office:value-type="float" office:value="947.5" calcext:value-type="float">
            <text:p>947,5</text:p>
          </table:table-cell>
          <table:table-cell table:formula="of:=1000-[.$B$23]*([.H5]*[.H5]-1)"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1000-[.C25]*[.C16]" office:value-type="float" office:value="177.844362893396" calcext:value-type="float">
            <text:p>177,844362893396</text:p>
          </table:table-cell>
          <table:table-cell table:formula="of:=1000-[.D25]*[.D16]" office:value-type="float" office:value="146.42080044736" calcext:value-type="float">
            <text:p>146,42080044736</text:p>
          </table:table-cell>
          <table:table-cell table:formula="of:=1000-[.E25]*[.E16]" office:value-type="float" office:value="119.306678772667" calcext:value-type="float">
            <text:p>119,306678772667</text:p>
          </table:table-cell>
          <table:table-cell table:formula="of:=1000-[.F25]*[.F16]" office:value-type="float" office:value="95.8516986591835" calcext:value-type="float">
            <text:p>95,8516986591835</text:p>
          </table:table-cell>
          <table:table-cell table:formula="of:=1000-[.G25]*[.G16]" office:value-type="float" office:value="75.4996729579514" calcext:value-type="float">
            <text:p>75,4996729579514</text:p>
          </table:table-cell>
          <table:table-cell table:formula="of:=1000-[.H25]*[.H16]" office:value-type="float" office:value="6.19201000009355" calcext:value-type="float">
            <text:p>6,192010000093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QRT([.C18]*[.C18]/([.C16]*[.C16]+1))" office:value-type="float" office:value="747.414215551458" calcext:value-type="float">
            <text:p>747,414215551458</text:p>
          </table:table-cell>
          <table:table-cell table:formula="of:=SQRT([.D18]*[.D18]/([.D16]*[.D16]+1))" office:value-type="float" office:value="711.3159996272" calcext:value-type="float">
            <text:p>711,3159996272</text:p>
          </table:table-cell>
          <table:table-cell table:formula="of:=SQRT([.E18]*[.E18]/([.E16]*[.E16]+1))" office:value-type="float" office:value="677.456400944103" calcext:value-type="float">
            <text:p>677,456400944103</text:p>
          </table:table-cell>
          <table:table-cell table:formula="of:=SQRT([.F18]*[.F18]/([.F16]*[.F16]+1))" office:value-type="float" office:value="645.82021524344" calcext:value-type="float">
            <text:p>645,82021524344</text:p>
          </table:table-cell>
          <table:table-cell table:formula="of:=SQRT([.G18]*[.G18]/([.G16]*[.G16]+1))" office:value-type="float" office:value="616.333551361366" calcext:value-type="float">
            <text:p>616,333551361366</text:p>
          </table:table-cell>
          <table:table-cell table:formula="of:=SQRT([.H18]*[.H18]/([.H16]*[.H16]+1))" office:value-type="float" office:value="496.903994999953" calcext:value-type="float">
            <text:p>496,90399499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26]" office:value-type="float" office:value="1000" calcext:value-type="float">
            <text:p>1000</text:p>
          </table:table-cell>
          <table:table-cell table:formula="of:=[.D26]" office:value-type="float" office:value="1000" calcext:value-type="float">
            <text:p>1000</text:p>
          </table:table-cell>
          <table:table-cell table:formula="of:=[.E26]" office:value-type="float" office:value="1000" calcext:value-type="float">
            <text:p>1000</text:p>
          </table:table-cell>
          <table:table-cell table:formula="of:=[.F26]" office:value-type="float" office:value="1000" calcext:value-type="float">
            <text:p>1000</text:p>
          </table:table-cell>
          <table:table-cell table:formula="of:=[.G26]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0" calcext:value-type="float">
            <text:p>0</text:p>
          </table:table-cell>
          <table:table-cell table:formula="of:=[.E27]" office:value-type="float" office:value="0" calcext:value-type="float">
            <text:p>0</text:p>
          </table:table-cell>
          <table:table-cell table:formula="of:=[.F27]" office:value-type="float" office:value="0" calcext:value-type="float">
            <text:p>0</text:p>
          </table:table-cell>
          <table:table-cell table:formula="of:=[.G27]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177.844362893396" calcext:value-type="float">
            <text:p>177,844362893396</text:p>
          </table:table-cell>
          <table:table-cell/>
          <table:table-cell office:value-type="float" office:value="747.414215551458" calcext:value-type="float">
            <text:p>747,41421555145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float" office:value="146.42080044736" calcext:value-type="float">
            <text:p>146,42080044736</text:p>
          </table:table-cell>
          <table:table-cell/>
          <table:table-cell office:value-type="float" office:value="711.3159996272" calcext:value-type="float">
            <text:p>711,31599962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119.306678772667" calcext:value-type="float">
            <text:p>119,306678772667</text:p>
          </table:table-cell>
          <table:table-cell/>
          <table:table-cell office:value-type="float" office:value="677.456400944103" calcext:value-type="float">
            <text:p>677,4564009441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95.8516986591835" calcext:value-type="float">
            <text:p>95,8516986591835</text:p>
          </table:table-cell>
          <table:table-cell/>
          <table:table-cell office:value-type="float" office:value="645.82021524344" calcext:value-type="float">
            <text:p>645,820215243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75.4996729579514" calcext:value-type="float">
            <text:p>75,4996729579514</text:p>
          </table:table-cell>
          <table:table-cell/>
          <table:table-cell office:value-type="float" office:value="616.333551361366" calcext:value-type="float">
            <text:p>616,3335513613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3:54:55.187000000</meta:creation-date>
    <dc:date>2017-05-18T15:07:31.033000000</dc:date>
    <meta:editing-duration>PT1M3S</meta:editing-duration>
    <meta:editing-cycles>1</meta:editing-cycles>
    <meta:document-statistic meta:table-count="1" meta:cell-count="250" meta:object-count="0"/>
    <meta:generator>LibreOffice/5.2.4.2$Windows_X86_64 LibreOffice_project/3d5603e1122f0f102b62521720ab13a38a4e0eb0</meta:generator>
  </office:meta>
</office:document-meta>
</file>